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Steffen Grasse</text:span></text:p>
      <text:p text:style-name="P3"><text:tab/><text:tab/></text:p>
      <text:p text:style-name="P2"><text:span text:style-name="Highlighted_20_with_20_gray_20_Char"><text:span text:style-name="T4">Consequuntur omnis soluta aut illo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32109bc1-7e85-44ba-bfa0-006d5c06cec0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cf1e1bb4-6b19-4e2f-acaf-3088006147f5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f381fdd1-fd87-441d-be54-b1cf40c1fb6b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darin.rohan@kreiger.info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